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s://www.figma.com/file/znwfFXxJzVoNCiknNw2o7P/BLOG-CastPress-(Community)?node-id=0%3A1&amp;mode=dev</text:span></text:p>
      <text:p text:style-name="Standard"/>
      <text:p text:style-name="Standard"/>
      <text:p text:style-name="Standard">https://learnenglish.britishcouncil.org/general-english/audio-series/podcasts/podcasts-series-1/episode-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92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5T14:33:00.756251865</meta:creation-date>
    <dc:date>2023-11-15T14:57:29.867588479</dc:date>
    <meta:editing-duration>PT24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205" meta:non-whitespace-character-count="205"/>
  </office:meta>
</office:document-meta>
</file>